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list-style-name="LFO1" style:family="paragraph">
      <style:paragraph-properties fo:break-before="page"/>
    </style:style>
    <style:style style:name="TableColumn3" style:family="table-column">
      <style:table-column-properties style:column-width="1.302in" style:use-optimal-column-width="false"/>
    </style:style>
    <style:style style:name="TableColumn4" style:family="table-column">
      <style:table-column-properties style:column-width="0.9284in" style:use-optimal-column-width="false"/>
    </style:style>
    <style:style style:name="TableColumn5" style:family="table-column">
      <style:table-column-properties style:column-width="1.1159in" style:use-optimal-column-width="false"/>
    </style:style>
    <style:style style:name="TableColumn6" style:family="table-column">
      <style:table-column-properties style:column-width="1.1152in" style:use-optimal-column-width="false"/>
    </style:style>
    <style:style style:name="TableColumn7" style:family="table-column">
      <style:table-column-properties style:column-width="1.1152in" style:use-optimal-column-width="false"/>
    </style:style>
    <style:style style:name="TableColumn8" style:family="table-column">
      <style:table-column-properties style:column-width="1.1208in" style:use-optimal-column-width="false"/>
    </style:style>
    <style:style style:name="Table2" style:family="table">
      <style:table-properties style:width="6.6979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11" style:parent-style-name="TableContents" style:family="paragraph">
      <style:text-properties fo:color="#000000"/>
    </style:style>
    <style:style style:name="TableCell12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color="#000000"/>
    </style:style>
    <style:style style:name="TableCell14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15" style:parent-style-name="TableContents" style:family="paragraph">
      <style:text-properties fo:color="#000000"/>
    </style:style>
    <style:style style:name="TableCell16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17" style:parent-style-name="TableContents" style:family="paragraph">
      <style:text-properties fo:color="#000000"/>
    </style:style>
    <style:style style:name="TableCell18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19" style:parent-style-name="TableContents" style:family="paragraph">
      <style:text-properties fo:color="#000000"/>
    </style:style>
    <style:style style:name="TableCell20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color="#000000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P24" style:parent-style-name="TableContents" style:family="paragraph">
      <style:text-properties fo:color="#000000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P26" style:parent-style-name="TableContents" style:family="paragraph">
      <style:text-properties fo:color="#000000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TableContents" style:family="paragraph">
      <style:text-properties fo:color="#000000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TableContents" style:family="paragraph">
      <style:text-properties fo:color="#000000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TableContents" style:family="paragraph">
      <style:text-properties fo:color="#000000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TableContents" style:family="paragraph"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TableContents" style:family="paragraph">
      <style:text-properties fo:color="#000000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TableContents" style:family="paragraph">
      <style:text-properties fo:color="#000000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TableContents" style:family="paragraph">
      <style:text-properties fo:color="#000000"/>
    </style:style>
    <style:style style:name="TableCell42" style:family="table-cell">
      <style:table-cell-properties fo:border="none" style:writing-mode="lr-tb" fo:padding-top="0in" fo:padding-left="0in" fo:padding-bottom="0in" fo:padding-right="0in"/>
    </style:style>
    <style:style style:name="P43" style:parent-style-name="TableContents" style:family="paragraph">
      <style:text-properties fo:color="#000000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TableContents" style:family="paragraph">
      <style:text-properties fo:color="#000000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TableContents" style:family="paragraph"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TableContents" style:family="paragraph">
      <style:text-properties fo:color="#000000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TableContents" style:family="paragraph">
      <style:text-properties fo:color="#000000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TableContents" style:family="paragraph">
      <style:text-properties fo:color="#000000"/>
    </style:style>
    <style:style style:name="TableCell55" style:family="table-cell">
      <style:table-cell-properties fo:border="none" style:writing-mode="lr-tb" fo:padding-top="0in" fo:padding-left="0in" fo:padding-bottom="0in" fo:padding-right="0in"/>
    </style:style>
    <style:style style:name="P56" style:parent-style-name="TableContents" style:family="paragraph">
      <style:text-properties fo:color="#000000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TableContents" style:family="paragraph">
      <style:text-properties fo:color="#000000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text-properties fo:color="#0000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63" style:parent-style-name="TableContents" style:family="paragraph">
      <style:text-properties fo:color="#000000"/>
    </style:style>
    <style:style style:name="TableCell64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65" style:parent-style-name="TableContents" style:family="paragraph">
      <style:text-properties fo:color="#000000"/>
    </style:style>
    <style:style style:name="TableCell66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67" style:parent-style-name="TableContents" style:family="paragraph">
      <style:text-properties fo:color="#000000"/>
    </style:style>
    <style:style style:name="TableCell68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69" style:parent-style-name="TableContents" style:family="paragraph">
      <style:text-properties fo:color="#000000"/>
    </style:style>
    <style:style style:name="TableCell70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71" style:parent-style-name="TableContents" style:family="paragraph">
      <style:text-properties fo:color="#000000"/>
    </style:style>
    <style:style style:name="TableCell72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73" style:parent-style-name="TableContents" style:family="paragraph">
      <style:text-properties fo:color="#000000"/>
    </style:style>
    <style:style style:name="P74" style:parent-style-name="Textbody" style:list-style-name="LFO2" style:family="paragraph">
      <style:text-properties fo:font-size="13pt" style:font-size-asian="13pt" style:font-size-complex="13pt"/>
    </style:style>
    <style:style style:name="TableColumn76" style:family="table-column">
      <style:table-column-properties style:column-width="1.3437in" style:use-optimal-column-width="false"/>
    </style:style>
    <style:style style:name="TableColumn77" style:family="table-column">
      <style:table-column-properties style:column-width="1.0208in" style:use-optimal-column-width="false"/>
    </style:style>
    <style:style style:name="TableColumn78" style:family="table-column">
      <style:table-column-properties style:column-width="0.427in" style:use-optimal-column-width="false"/>
    </style:style>
    <style:style style:name="TableColumn79" style:family="table-column">
      <style:table-column-properties style:column-width="0.3958in" style:use-optimal-column-width="false"/>
    </style:style>
    <style:style style:name="TableColumn80" style:family="table-column">
      <style:table-column-properties style:column-width="0.3958in" style:use-optimal-column-width="false"/>
    </style:style>
    <style:style style:name="TableColumn81" style:family="table-column">
      <style:table-column-properties style:column-width="1.4361in" style:use-optimal-column-width="false"/>
    </style:style>
    <style:style style:name="TableColumn82" style:family="table-column">
      <style:table-column-properties style:column-width="0.8368in" style:use-optimal-column-width="false"/>
    </style:style>
    <style:style style:name="TableColumn83" style:family="table-column">
      <style:table-column-properties style:column-width="0.8416in" style:use-optimal-column-width="false"/>
    </style:style>
    <style:style style:name="Table75" style:family="table">
      <style:table-properties style:width="6.6979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color="#000000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color="#000000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color="#000000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color="#000000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Standard" style:list-style-name="LFO3" style:family="paragraph"/>
    <style:style style:name="P188" style:parent-style-name="Standard" style:list-style-name="LFO3" style:family="paragraph"/>
    <style:style style:name="P189" style:parent-style-name="Standard" style:list-style-name="LFO3" style:family="paragraph"/>
    <style:style style:name="P190" style:parent-style-name="Standard" style:list-style-name="LFO3" style:family="paragraph"/>
    <style:style style:name="P191" style:parent-style-name="Standard" style:list-style-name="LFO3" style:family="paragraph"/>
    <style:style style:name="P192" style:parent-style-name="Standard" style:list-style-name="LFO3" style:family="paragraph"/>
    <style:style style:name="P193" style:parent-style-name="Standard" style:list-style-name="LFO3" style:family="paragraph"/>
    <style:style style:name="P194" style:parent-style-name="Standard" style:list-style-name="LFO3" style:family="paragraph"/>
    <style:style style:name="P195" style:parent-style-name="Standard" style:list-style-name="LFO3" style:family="paragraph"/>
    <style:style style:name="P196" style:parent-style-name="Standard" style:list-style-name="LFO3" style:family="paragraph"/>
    <style:style style:name="P197" style:parent-style-name="Standard" style:list-style-name="LFO3" style:family="paragraph"/>
    <style:style style:name="P198" style:parent-style-name="Standard" style:list-style-name="LFO3" style:family="paragraph"/>
    <style:style style:name="P199" style:parent-style-name="Standard" style:list-style-name="LFO3" style:family="paragraph"/>
    <style:style style:name="P200" style:parent-style-name="Standard" style:list-style-name="LFO3" style:family="paragraph"/>
    <style:style style:name="P201" style:parent-style-name="Standard" style:list-style-name="LFO3" style:family="paragraph"/>
  </office:automatic-styles>
  <office:body>
    <office:text text:use-soft-page-breaks="true">
      <text:list text:style-name="LFO1" text:continue-numbering="true">
        <text:list-item>
          <text:p text:style-name="P1">PRODUCT BACKLOG</text:p>
        </text:list-item>
      </text:list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User stories</text:p>
          </table:table-cell>
          <table:table-cell table:style-name="TableCell12">
            <text:p text:style-name="P13">Estimation de la taille</text:p>
          </table:table-cell>
          <table:table-cell table:style-name="TableCell14">
            <text:p text:style-name="P15">Estimation de la priorité</text:p>
          </table:table-cell>
          <table:table-cell table:style-name="TableCell16">
            <text:p text:style-name="P17">En attente</text:p>
          </table:table-cell>
          <table:table-cell table:style-name="TableCell18">
            <text:p text:style-name="P19">Prêt</text:p>
          </table:table-cell>
          <table:table-cell table:style-name="TableCell20">
            <text:p text:style-name="P21">Terminée</text:p>
          </table:table-cell>
        </table:table-row>
        <table:table-row table:style-name="TableRow22">
          <table:table-cell table:style-name="TableCell23">
            <text:p text:style-name="P24">Utilisateur veut voir le monde</text:p>
          </table:table-cell>
          <table:table-cell table:style-name="TableCell25">
            <text:p text:style-name="P26">10</text:p>
          </table:table-cell>
          <table:table-cell table:style-name="TableCell27">
            <text:p text:style-name="P28">1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Utilisateur veut voir le combat entre les zombies et les humains</text:p>
          </table:table-cell>
          <table:table-cell table:style-name="TableCell38">
            <text:p text:style-name="P39">15</text:p>
          </table:table-cell>
          <table:table-cell table:style-name="TableCell40">
            <text:p text:style-name="P41">2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Utilisateur veut voir l’interaction entre les agents et l’environnement</text:p>
          </table:table-cell>
          <table:table-cell table:style-name="TableCell51">
            <text:p text:style-name="P52">10</text:p>
          </table:table-cell>
          <table:table-cell table:style-name="TableCell53">
            <text:p text:style-name="P54">3</text:p>
          </table:table-cell>
          <table:table-cell table:style-name="TableCell55">
            <text:p text:style-name="P56">X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Utilisateur veut voir les changements d’environnement</text:p>
          </table:table-cell>
          <table:table-cell table:style-name="TableCell64">
            <text:p text:style-name="P65">7</text:p>
          </table:table-cell>
          <table:table-cell table:style-name="TableCell66">
            <text:p text:style-name="P67">4</text:p>
          </table:table-cell>
          <table:table-cell table:style-name="TableCell68">
            <text:p text:style-name="P69">X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Standard"/>
      <text:list text:style-name="LFO2" text:continue-numbering="true">
        <text:list-item>
          <text:p text:style-name="P74"><text:bookmark-start text:name="page20R_mcid115"/><text:bookmark-end text:name="page20R_mcid115"/>Sprint #1: première maquette</text:p>
        </text:list-item>
      </text:list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TableContents">User Stories</text:p>
          </table:table-cell>
          <table:table-cell table:style-name="TableCell86">
            <text:p text:style-name="TableContents">To do</text:p>
          </table:table-cell>
          <table:table-cell table:style-name="TableCell87">
            <text:p text:style-name="TableContents">Jour 1</text:p>
          </table:table-cell>
          <table:table-cell table:style-name="TableCell88">
            <text:p text:style-name="TableContents">Jour 2</text:p>
          </table:table-cell>
          <table:table-cell table:style-name="TableCell89">
            <text:p text:style-name="TableContents">Jour 3</text:p>
          </table:table-cell>
          <table:table-cell table:style-name="TableCell90">
            <text:p text:style-name="TableContents">En attente</text:p>
          </table:table-cell>
          <table:table-cell table:style-name="TableCell91">
            <text:p text:style-name="TableContents">Prête</text:p>
          </table:table-cell>
          <table:table-cell table:style-name="TableCell92">
            <text:p text:style-name="TableContents">Terminée</text:p>
          </table:table-cell>
        </table:table-row>
        <table:table-row table:style-name="TableRow93">
          <table:table-cell table:style-name="TableCell94">
            <text:p text:style-name="P95">Utilisateur veut voir le monde</text:p>
          </table:table-cell>
          <table:table-cell table:style-name="TableCell96">
            <text:p text:style-name="TableContents">Etudier 2D</text:p>
          </table:table-cell>
          <table:table-cell table:style-name="TableCell97">
            <text:p text:style-name="TableContents">2</text:p>
          </table:table-cell>
          <table:table-cell table:style-name="TableCell98">
            <text:p text:style-name="TableContents">0</text:p>
          </table:table-cell>
          <table:table-cell table:style-name="TableCell99">
            <text:p text:style-name="TableContents">0</text:p>
          </table:table-cell>
          <table:table-cell table:style-name="TableCell100">
            <text:p text:style-name="TableContents"/>
          </table:table-cell>
          <table:table-cell table:style-name="TableCell101">
            <text:p text:style-name="TableContents"/>
          </table:table-cell>
          <table:table-cell table:style-name="TableCell102">
            <text:p text:style-name="TableContents">X</text:p>
          </table:table-cell>
        </table:table-row>
        <table:table-row table:style-name="TableRow103">
          <table:table-cell table:style-name="TableCell104">
            <text:p text:style-name="TableContents"/>
          </table:table-cell>
          <table:table-cell table:style-name="TableCell105">
            <text:p text:style-name="TableContents">Etudier 3D</text:p>
          </table:table-cell>
          <table:table-cell table:style-name="TableCell106">
            <text:p text:style-name="TableContents">4</text:p>
          </table:table-cell>
          <table:table-cell table:style-name="TableCell107">
            <text:p text:style-name="TableContents">4</text:p>
          </table:table-cell>
          <table:table-cell table:style-name="TableCell108">
            <text:p text:style-name="TableContents">3</text:p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/>
          </table:table-cell>
          <table:table-cell table:style-name="TableCell111">
            <text:p text:style-name="TableContents"/>
          </table:table-cell>
        </table:table-row>
        <table:table-row table:style-name="TableRow112">
          <table:table-cell table:style-name="TableCell113">
            <text:p text:style-name="P114">Utilisateur veut voir le combat entre les zombies et les humains</text:p>
          </table:table-cell>
          <table:table-cell table:style-name="TableCell115">
            <text:p text:style-name="TableContents">Coder les caracterstiques des zombies et des humains</text:p>
          </table:table-cell>
          <table:table-cell table:style-name="TableCell116">
            <text:p text:style-name="TableContents">4</text:p>
          </table:table-cell>
          <table:table-cell table:style-name="TableCell117">
            <text:p text:style-name="TableContents">2</text:p>
          </table:table-cell>
          <table:table-cell table:style-name="TableCell118">
            <text:p text:style-name="TableContents">2</text:p>
          </table:table-cell>
          <table:table-cell table:style-name="TableCell119">
            <text:p text:style-name="TableContents"/>
          </table:table-cell>
          <table:table-cell table:style-name="TableCell120">
            <text:p text:style-name="TableContents"/>
          </table:table-cell>
          <table:table-cell table:style-name="TableCell121">
            <text:p text:style-name="TableContents"/>
          </table:table-cell>
        </table:table-row>
        <table:table-row table:style-name="TableRow122">
          <table:table-cell table:style-name="TableCell123">
            <text:p text:style-name="TableContents"/>
          </table:table-cell>
          <table:table-cell table:style-name="TableCell124">
            <text:p text:style-name="TableContents">Coder le deplacement des humains et des zombies</text:p>
          </table:table-cell>
          <table:table-cell table:style-name="TableCell125">
            <text:p text:style-name="TableContents">10</text:p>
          </table:table-cell>
          <table:table-cell table:style-name="TableCell126">
            <text:p text:style-name="TableContents">8</text:p>
          </table:table-cell>
          <table:table-cell table:style-name="TableCell127">
            <text:p text:style-name="TableContents">8</text:p>
          </table:table-cell>
          <table:table-cell table:style-name="TableCell128">
            <text:p text:style-name="TableContents"/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</table:table-row>
        <table:table-row table:style-name="TableRow131">
          <table:table-cell table:style-name="TableCell132">
            <text:p text:style-name="TableContents"/>
          </table:table-cell>
          <table:table-cell table:style-name="TableCell133">
            <text:p text:style-name="TableContents">Coder le deroulement du combat entre les humains et les<text:s/>zombies</text:p>
          </table:table-cell>
          <table:table-cell table:style-name="TableCell134">
            <text:p text:style-name="TableContents">10</text:p>
          </table:table-cell>
          <table:table-cell table:style-name="TableCell135">
            <text:p text:style-name="TableContents">10</text:p>
          </table:table-cell>
          <table:table-cell table:style-name="TableCell136">
            <text:p text:style-name="TableContents">10</text:p>
          </table:table-cell>
          <table:table-cell table:style-name="TableCell137">
            <text:p text:style-name="TableContents">X</text:p>
          </table:table-cell>
          <table:table-cell table:style-name="TableCell138">
            <text:p text:style-name="TableContents"/>
          </table:table-cell>
          <table:table-cell table:style-name="TableCell139">
            <text:p text:style-name="TableContents"/>
          </table:table-cell>
        </table:table-row>
        <table:table-row table:style-name="TableRow140">
          <table:table-cell table:style-name="TableCell141">
            <text:p text:style-name="TableContents"/>
          </table:table-cell>
          <table:table-cell table:style-name="TableCell142">
            <text:p text:style-name="TableContents">Coder la probabilit é de se faire mordre ou se proteger</text:p>
          </table:table-cell>
          <table:table-cell table:style-name="TableCell143">
            <text:p text:style-name="TableContents">4</text:p>
          </table:table-cell>
          <table:table-cell table:style-name="TableCell144">
            <text:p text:style-name="TableContents">4</text:p>
          </table:table-cell>
          <table:table-cell table:style-name="TableCell145">
            <text:p text:style-name="TableContents">4</text:p>
          </table:table-cell>
          <table:table-cell table:style-name="TableCell146">
            <text:p text:style-name="TableContents"/>
          </table:table-cell>
          <table:table-cell table:style-name="TableCell147">
            <text:p text:style-name="TableContents"/>
          </table:table-cell>
          <table:table-cell table:style-name="TableCell148">
            <text:p text:style-name="TableContents"/>
          </table:table-cell>
        </table:table-row>
        <text:soft-page-break/>
        <table:table-row table:style-name="TableRow149">
          <table:table-cell table:style-name="TableCell150">
            <text:p text:style-name="P151">Utilisateur veut voir les changements d’environnement</text:p>
          </table:table-cell>
          <table:table-cell table:style-name="TableCell152">
            <text:p text:style-name="TableContents">Coder le mechanisme de food drops</text:p>
          </table:table-cell>
          <table:table-cell table:style-name="TableCell153">
            <text:p text:style-name="TableContents">5</text:p>
          </table:table-cell>
          <table:table-cell table:style-name="TableCell154">
            <text:p text:style-name="TableContents">5</text:p>
          </table:table-cell>
          <table:table-cell table:style-name="TableCell155">
            <text:p text:style-name="TableContents">5</text:p>
          </table:table-cell>
          <table:table-cell table:style-name="TableCell156">
            <text:p text:style-name="TableContents">X</text:p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>
            <text:p text:style-name="TableContents"/>
          </table:table-cell>
          <table:table-cell table:style-name="TableCell161">
            <text:p text:style-name="TableContents">Coder la probabilité de food drops</text:p>
          </table:table-cell>
          <table:table-cell table:style-name="TableCell162">
            <text:p text:style-name="TableContents">2</text:p>
          </table:table-cell>
          <table:table-cell table:style-name="TableCell163">
            <text:p text:style-name="TableContents">2</text:p>
          </table:table-cell>
          <table:table-cell table:style-name="TableCell164">
            <text:p text:style-name="TableContents">2</text:p>
          </table:table-cell>
          <table:table-cell table:style-name="TableCell165">
            <text:p text:style-name="TableContents">X</text:p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</table:table-row>
        <table:table-row table:style-name="TableRow168">
          <table:table-cell table:style-name="TableCell169">
            <text:p text:style-name="P170">Utilisateur veut voir l’interaction entre les agents et l’environnement</text:p>
          </table:table-cell>
          <table:table-cell table:style-name="TableCell171">
            <text:p text:style-name="TableContents">Coder les regles de tree x human</text:p>
          </table:table-cell>
          <table:table-cell table:style-name="TableCell172">
            <text:p text:style-name="TableContents">5</text:p>
          </table:table-cell>
          <table:table-cell table:style-name="TableCell173">
            <text:p text:style-name="TableContents">5</text:p>
          </table:table-cell>
          <table:table-cell table:style-name="TableCell174">
            <text:p text:style-name="TableContents">5</text:p>
          </table:table-cell>
          <table:table-cell table:style-name="TableCell175">
            <text:p text:style-name="TableContents">X</text:p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</table:table-row>
        <table:table-row table:style-name="TableRow178">
          <table:table-cell table:style-name="TableCell179">
            <text:p text:style-name="TableContents"/>
          </table:table-cell>
          <table:table-cell table:style-name="TableCell180">
            <text:p text:style-name="TableContents">Coder les<text:s/>regles de tree x zombie</text:p>
          </table:table-cell>
          <table:table-cell table:style-name="TableCell181">
            <text:p text:style-name="TableContents">5</text:p>
          </table:table-cell>
          <table:table-cell table:style-name="TableCell182">
            <text:p text:style-name="TableContents">5</text:p>
          </table:table-cell>
          <table:table-cell table:style-name="TableCell183">
            <text:p text:style-name="TableContents">5</text:p>
          </table:table-cell>
          <table:table-cell table:style-name="TableCell184">
            <text:p text:style-name="TableContents">X</text:p>
          </table:table-cell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</table:table-row>
      </table:table>
      <text:p text:style-name="Standard"/>
      <text:list text:style-name="LFO3" text:continue-numbering="true">
        <text:list-item>
          <text:p text:style-name="P187">REVIEW</text:p>
          <text:list text:continue-numbering="true">
            <text:list-item>
              <text:p text:style-name="P188">On a choisi le sujet du projet</text:p>
            </text:list-item>
            <text:list-item>
              <text:p text:style-name="P189">On a codé quelques caractéristiques des agents</text:p>
            </text:list-item>
            <text:list-item>
              <text:p text:style-name="P190">On a mis à jour le produit backlog et sprint backlog</text:p>
            </text:list-item>
            <text:list-item>
              <text:p text:style-name="P191">On a étudié l‘environnement en 2D</text:p>
            </text:list-item>
            <text:list-item>
              <text:p text:style-name="P192">On a<text:s/>étudié les codes fournis</text:p>
            </text:list-item>
            <text:list-item>
              <text:p text:style-name="P193">TO DO</text:p>
              <text:list text:continue-numbering="true">
                <text:list-item>
                  <text:p text:style-name="P194">On doit coder le déroulement du combat entre ZxH</text:p>
                </text:list-item>
                <text:list-item>
                  <text:p text:style-name="P195">On doit coder les changements d ‘environnement</text:p>
                </text:list-item>
                <text:list-item>
                  <text:p text:style-name="P196">… on doit coder toutes les fonctions</text:p>
                </text:list-item>
                <text:list-item>
                  <text:p text:style-name="P197"/>
                </text:list-item>
              </text:list>
            </text:list-item>
            <text:list-item>
              <text:p text:style-name="P198">EVALUATION</text:p>
              <text:list text:continue-numbering="true">
                <text:list-item>
                  <text:p text:style-name="P199">On a pu préciser le déroulement du projet</text:p>
                </text:list-item>
              </text:list>
            </text:list-item>
            <text:list-item>
              <text:p text:style-name="P200">DECISION IMPORTANTE</text:p>
              <text:list text:continue-numbering="true">
                <text:list-item>
                  <text:p text:style-name="P201">A faire une bilan sur la possibilité de changer l’environnement avant avancer sur le code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imay Çelik</dc:creator>
    <meta:creation-date>2022-02-17T09:07:00Z</meta:creation-date>
    <dc:date>2022-02-17T10:52:00Z</dc:date>
    <meta:template xlink:href="Normal.dotm" xlink:type="simple"/>
    <meta:editing-cycles>11</meta:editing-cycles>
    <meta:editing-duration>PT1620S</meta:editing-duration>
    <meta:document-statistic meta:page-count="2" meta:paragraph-count="3" meta:word-count="251" meta:character-count="1682" meta:row-count="11" meta:non-whitespace-character-count="1434"/>
  </office:meta>
</office:document-meta>
</file>